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master-page-name="MP0">
      <style:paragraph-properties style:page-number="auto" fo:break-before="pag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fo:background-color="#ffff00"/>
    </style:style>
    <style:style style:name="P4" style:family="paragraph" style:parent-style-name="Text_20_body" style:list-style-name="L2">
      <style:text-properties fo:background-color="#ffff00"/>
    </style:style>
    <style:style style:name="P5" style:family="paragraph" style:parent-style-name="Text_20_body" style:list-style-name="L3">
      <style:text-properties fo:background-color="#ffff00"/>
    </style:style>
    <style:style style:name="P6" style:family="paragraph" style:parent-style-name="Text_20_body" style:list-style-name="L4">
      <style:text-properties fo:background-color="#ffff00"/>
    </style:style>
    <style:style style:name="P7" style:family="paragraph" style:parent-style-name="Text_20_body" style:list-style-name="L5">
      <style:text-properties fo:background-color="#ffff00"/>
    </style:style>
    <style:style style:name="P8" style:family="paragraph" style:parent-style-name="Text_20_body" style:list-style-name="L6">
      <style:text-properties fo:background-color="#ffff00"/>
    </style:style>
    <style:style style:name="P9" style:family="paragraph" style:parent-style-name="Text_20_body" style:list-style-name="L7">
      <style:text-properties fo:background-color="#ffff00"/>
    </style:style>
    <style:style style:name="P10" style:family="paragraph" style:parent-style-name="Text_20_body" style:list-style-name="L8">
      <style:text-properties fo:background-color="#ffff00"/>
    </style:style>
    <style:style style:name="P11" style:family="paragraph" style:parent-style-name="Text_20_body" style:list-style-name="L9">
      <style:text-properties fo:background-color="#ffff00"/>
    </style:style>
    <style:style style:name="P12" style:family="paragraph" style:parent-style-name="Text_20_body" style:list-style-name="L2"/>
    <style:style style:name="P13" style:family="paragraph" style:parent-style-name="Text_20_body" style:list-style-name="L3"/>
    <style:style style:name="P14" style:family="paragraph" style:parent-style-name="Text_20_body" style:list-style-name="L3">
      <style:text-properties fo:color="#ff0000" fo:background-color="#ffff00"/>
    </style:style>
    <style:style style:name="P15" style:family="paragraph" style:parent-style-name="Text_20_body" style:list-style-name="L6">
      <style:text-properties fo:color="#ff0000" fo:background-color="#ffff00"/>
    </style:style>
    <style:style style:name="P16" style:family="paragraph" style:parent-style-name="Text_20_body" style:list-style-name="L6">
      <style:text-properties fo:color="#ff0000"/>
    </style:style>
    <style:style style:name="P17" style:family="paragraph" style:parent-style-name="Text_20_body" style:list-style-name="L4"/>
    <style:style style:name="P18" style:family="paragraph" style:parent-style-name="Text_20_body" style:list-style-name="L5"/>
    <style:style style:name="P19" style:family="paragraph" style:parent-style-name="Text_20_body" style:list-style-name="L6"/>
    <style:style style:name="P20" style:family="paragraph" style:parent-style-name="Text_20_body" style:list-style-name="L7"/>
    <style:style style:name="P21" style:family="paragraph" style:parent-style-name="Text_20_body" style:list-style-name="L8"/>
    <style:style style:name="P22" style:family="paragraph" style:parent-style-name="Text_20_body" style:list-style-name="L9"/>
    <style:style style:name="T1" style:family="text">
      <style:text-properties style:font-name="Segoe UI" fo:font-size="10pt" style:font-size-asian="10pt" style:font-name-complex="Segoe UI" style:font-size-complex="10pt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0cad0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S <text:a xlink:type="simple" xlink:href="https://bookboon.sharepoint.com/books/_layouts/15/listform.aspx?PageType=4&amp;ListId=%7BD4CAB5CC%2DD0C7%2D4281%2DACC2%2D45AF58589DEC%7D&amp;ID=5194&amp;ContentTypeID=0x0100A6FCD3558DB41E44B6346889CF8CEC55" office:target-frame-name="_self" xlink:show="replace" text:style-name="Internet_20_link" text:visited-style-name="Visited_20_Internet_20_Link"><text:span text:style-name="Hyperlink"><text:span text:style-name="T1">Softwaretestmethoden - Basiswissen praxisorientiert mit Joomla! und Codeception</text:span></text:span></text:a></text:p>
      <text:p text:style-name="Text_20_body"/>
      <text:p text:style-name="Text_20_body">Kapitel 1</text:p>
      <text:list xml:id="list2963376951918236559" text:style-name="L1">
        <text:list-item>
          <text:p text:style-name="P2">Warum sollten Sie Ihre Software testen, wenn Sie diese in guter Qualität anbieten möchten?</text:p>
          <text:list>
            <text:list-item>
              <text:p text:style-name="P3">Weil es ohne Tests unmöglich ist, qualitativ gute Software zu erstellen. </text:p>
            </text:list-item>
            <text:list-item>
              <text:p text:style-name="P2">Ursachen fehlerhafter Software sind menschliche Fehler. Ich muss Software nur dann testen, wenn ich Fehler mache. Ich sollte mich darauf konzentrieren, die Software fehlerfrei zu erstellen. </text:p>
            </text:list-item>
            <text:list-item>
              <text:p text:style-name="P2">Ich sollte meine Software nur dann testen, wenn es mir wichtig ist, dass Fehler frühzeitig erkannt werden. Kostengünstiger wäre es aber, auf das Erstellen von Testcode zu verzichten. </text:p>
            </text:list-item>
            <text:list-item>
              <text:p text:style-name="P2">Bei der Programmausführung tauchen Fehler sowieso automatisch auf und können auch dann behoben werden. Ich muss also nicht explizit Testcode schreiben. </text:p>
            </text:list-item>
            <text:list-item>
              <text:p text:style-name="P2">Weil der Standard ISO 29119 dies fordert. </text:p>
            </text:list-item>
          </text:list>
        </text:list-item>
        <text:list-item>
          <text:p text:style-name="P2">Das Magische Dreieck im Projektmanagement beschreibt den Zusammenhang zwischen den Kosten, der benötigten Zeit und der leistbaren Qualität. Dieser Zusammenhang ist zwingend!</text:p>
          <text:list>
            <text:list-item>
              <text:p text:style-name="P3">Der Zusammenhang zwischen Zeit, Kosten und Qualität kann langfristig überwunden werden. </text:p>
            </text:list-item>
            <text:list-item>
              <text:p text:style-name="P2">Ein höherer Kostenaufwand hat positive Auswirkungen auf die Qualität und/oder den Fertigstellungstermin – also die Zeit. Dieser Zusammenhang kann nicht überwunden werden! </text:p>
            </text:list-item>
            <text:list-item>
              <text:p text:style-name="P2">Dieser Zusammenhang ist zwingend, weil Kosten, benötigte Zeit und leistbaren Qualität untereinander konkurrierende Ziele sind. </text:p>
            </text:list-item>
            <text:list-item>
              <text:p text:style-name="P2">Ja, der Zusammenhang ist zwingend. Wenn in einem Softwareprojekt Softwaretests erstellt werden, ist dies ein Mehraufwand und das Erstellen der Tests hat negativen Einfluss auf die benötigte Zeit. </text:p>
            </text:list-item>
            <text:list-item>
              <text:p text:style-name="P2">Es gibt keinen Zusammenhang zwischen Zeit, Kosten und Qualität.</text:p>
            </text:list-item>
          </text:list>
        </text:list-item>
      </text:list>
      <text:p text:style-name="Text_20_body"/>
      <text:p text:style-name="Text_20_body">Kapitel 2</text:p>
      <text:list xml:id="list980833831097408195" text:style-name="L2">
        <text:list-item>
          <text:p text:style-name="P12">Wie unterscheiden sich Funktionstests oder Integrationstests von Akzeptanztests?</text:p>
          <text:list>
            <text:list-item>
              <text:p text:style-name="P4">Ein Akzeptanztest testet nicht nur, ob die Software selbst korrekt funktioniert, sondern auch das Verhalten der Software unter realen Bedingungen. </text:p>
            </text:list-item>
            <text:list-item>
              <text:p text:style-name="P12">Ein Akzeptanztest wird in der Softwareentwicklung angewendet, um eine kleine Einheit eines Programms zu testen. Ein Integrationstest bezeichnet in der Softwareentwicklung <text:soft-page-break/>eine aufeinander abgestimmte Reihe von Einzeltests. Diese Einzeltests dienen dazu, verschiedene voneinander abhängige Einheiten eines Systems im Zusammenspiel miteinander zu testen.</text:p>
            </text:list-item>
            <text:list-item>
              <text:p text:style-name="P12">Integrationstests zählen, anders als die Akzeptanztests, zu den White-Box-Tests. White-Box-Tests werden in Kenntnis über die innere Funktionsweise des zu testenden Systems entwickelt. </text:p>
            </text:list-item>
            <text:list-item>
              <text:p text:style-name="P12">Integrationstests zählen, anders als die Akzeptanztests, zu den Black-Box-Tests. Black-Box-Tests werden in Unkenntnis über die innere Funktionsweise des zu testenden Systems entwickelt. </text:p>
            </text:list-item>
            <text:list-item>
              <text:p text:style-name="P12">Im Grunde genommen bezeichnen beide Testvarianten das Gleiche. Der Begriff Akzeptanztest – oder auch Abnahmetest – wird in der Endphase eines Softwareprojektes eher verwendet. </text:p>
            </text:list-item>
          </text:list>
        </text:list-item>
        <text:list-item>
          <text:p text:style-name="P12">Die heute übliche Vorgehensweise beim Erstellen von Tests ist von „unten nach oben“. Warum vertreten immer mehr Entwickler die Sichtweise, dass von „oben nach unten“ getestet werden sollte.</text:p>
          <text:list>
            <text:list-item>
              <text:p text:style-name="P12"><text:span text:style-name="Default_20_Paragraph_20_Font"><text:span text:style-name="T2">Bei einer Top-down Strategie kann eine falsche Auslegung der Benutzeranforderungen frühzeitig erkannt und korrigiert werden. </text:span></text:span></text:p>
            </text:list-item>
            <text:list-item>
              <text:p text:style-name="P12">Nur bei einer Top-down Strategie wird das Ziel in einzelne Komponenten zerlegt. Komplexe Sachverhalte können so schneller von Menschen verstanden und dargestellt werden.</text:p>
            </text:list-item>
            <text:list-item>
              <text:p text:style-name="P12">Nur bei einer Top-down Strategie verfügt man sehr schnell über fertige Softwareteile. </text:p>
            </text:list-item>
            <text:list-item>
              <text:p text:style-name="P12">Es gibt zu Beginn eines Projektes noch keinen echten Programmcode. Deshalb vertreten Entwickler die Sichtweise, dass von oben nach unten getestet werden sollte. </text:p>
            </text:list-item>
            <text:list-item>
              <text:p text:style-name="P12">Weil Software nur so verhaltensgetrieben entwickelt werden kann. </text:p>
            </text:list-item>
          </text:list>
        </text:list-item>
      </text:list>
      <text:p text:style-name="Text_20_body"/>
      <text:p text:style-name="Text_20_body">Kapitel 3</text:p>
      <text:list xml:id="list6568750595958241274" text:style-name="L3">
        <text:list-item>
          <text:p text:style-name="P13">Wer oder was ist Composer und wofür wird Composer gebraucht?</text:p>
          <text:list>
            <text:list-item>
              <text:p text:style-name="P14">Ein PHP-Projekt ist oft abhängig von anderen Projekten. Diese Abhängigkeiten mussten lange Zeit vom Entwickler manuell verwaltet werden. Mit Composer ist dies Vergangenheit, den Composer übernimmt diese fehleranfällige Arbeit.</text:p>
            </text:list-item>
            <text:list-item>
              <text:p text:style-name="P13">Composer bündelt bewährte existierende Testprogramme und vereinheitlicht die Anwendung. </text:p>
            </text:list-item>
            <text:list-item>
              <text:p text:style-name="P13">Composer ist ein Werkzeug zur Messung der Codeabdeckung mit Tests. </text:p>
            </text:list-item>
            <text:list-item>
              <text:p text:style-name="P13">Composer unterstützt Sie bei der Automatisierung Ihrer Tests und bei der kontinuierlichen Integration Ihrer Softwarebausteine. </text:p>
            </text:list-item>
            <text:list-item>
              <text:p text:style-name="P13"><text:soft-page-break/>Composer ist eine Integrierte Entwicklungsumgebung, die auf das Erstellen von Tests spezialisiet ist.</text:p>
            </text:list-item>
          </text:list>
        </text:list-item>
        <text:list-item>
          <text:p text:style-name="P13">Warum ist Codeception mehr als nur ein weiteres Testwerkzeug?</text:p>
          <text:list>
            <text:list-item>
              <text:p text:style-name="P5">Weil Codeception eine einheitliche Art Tests zu schreiben bietet. Dabei unterstützt es unterschiedliche Testtypen – nämlich Unittests, Integrationstest/Funktionstests und Akzeptanztests. </text:p>
            </text:list-item>
            <text:list-item>
              <text:p text:style-name="P13">Weil Sie mit Codeception auch Designelemente testen können. </text:p>
            </text:list-item>
            <text:list-item>
              <text:p text:style-name="P13">Weil Codeception automatisch Hinweise darauf gibt, ob die Spezifikation richtig umgesetzt wurde. </text:p>
            </text:list-item>
            <text:list-item>
              <text:p text:style-name="P13">Weil mit Codeception das Testen aller möglichen Eingabeparameter in ein Programm möglich ist. </text:p>
            </text:list-item>
            <text:list-item>
              <text:p text:style-name="P13">Weil Codeception auch testet, ob ein Programm gut benutzbar ist.</text:p>
            </text:list-item>
          </text:list>
        </text:list-item>
      </text:list>
      <text:p text:style-name="Text_20_body"/>
      <text:p text:style-name="Text_20_body">Kapitel 4</text:p>
      <text:list xml:id="list2015225589927659793" text:style-name="L4">
        <text:list-item>
          <text:p text:style-name="P17">Was testet ein Unittest?</text:p>
          <text:list>
            <text:list-item>
              <text:p text:style-name="P6">Ein Unittest testet kleinstmögliche Einheiten innerhalb einer Software. </text:p>
            </text:list-item>
            <text:list-item>
              <text:p text:style-name="P17">Ein Unittest prüft und bewertet Software auf Erfüllung der für ihren Einsatz definierten Anforderungen und misst ihre Qualität. </text:p>
            </text:list-item>
            <text:list-item>
              <text:p text:style-name="P17">Ein Unittest testet die Zusammenarbeit voneinander abhängiger Komponenten. </text:p>
            </text:list-item>
            <text:list-item>
              <text:p text:style-name="P17">Der Unittest ist die Teststufe, bei der das gesamte System gegen die gesamten Anforderungen getestet wird. </text:p>
            </text:list-item>
            <text:list-item>
              <text:p text:style-name="P17">Ein Unittest ist ein zu Beginn geschriebener Test auf dem alle weiteren Tests aufbauen.</text:p>
            </text:list-item>
          </text:list>
        </text:list-item>
        <text:list-item>
          <text:p text:style-name="P17">Welche Aufgabe hat ein Data Provider innerhalb eines Unittests?</text:p>
          <text:list>
            <text:list-item>
              <text:p text:style-name="P6">Ein Data Provider simuliert mögliche Eingaben in das zu testende Programm während eines Testdurchlaufs. </text:p>
            </text:list-item>
            <text:list-item>
              <text:p text:style-name="P17">Wichtig ist, dass Softwaretests unabhängig von anderen Einheiten erfolgen. Zahlreiche Klassen lassen sich nicht ohne Weiteres einzeln und unabhängig testen. Hier unterstützen Data Provider. </text:p>
            </text:list-item>
            <text:list-item>
              <text:p text:style-name="P17">Die Aufgabe von Data Provider ist es, Softwaretests einzelner Einheiten unabhängig voneinander ablaufen zu lassen. </text:p>
            </text:list-item>
            <text:list-item>
              <text:p text:style-name="P17">Als Data Provider bezeichnet man in der Softwareentwicklung Objekte, die als Platzhalter für echte Objekte innerhalb von Unittests verwendet werden. </text:p>
            </text:list-item>
            <text:list-item>
              <text:p text:style-name="P17">Ein Data Provider bezeichnet in der Softwareentwicklung einen Programmcode, der anstelle eines anderen Programmcodes steht. </text:p>
            </text:list-item>
          </text:list>
        </text:list-item>
        <text:list-item>
          <text:p text:style-name="P17">Testgetriebene Entwicklung: Was ist das genau?</text:p>
          <text:list>
            <text:list-item>
              <text:p text:style-name="P6"><text:soft-page-break/>Die testgetriebene Entwicklung ist eine Programmiertechnik, bei der in kleinen Schritten entwickelt wird. </text:p>
            </text:list-item>
            <text:list-item>
              <text:p text:style-name="P17">Bei der testgetriebenen Entwicklung wird unmittelbar nach dem Erstellen des Programmcodes der Testcode programmiert. </text:p>
            </text:list-item>
            <text:list-item>
              <text:p text:style-name="P17">Bei der testgetriebenen Entwicklung schlagen Tests nie fehl. </text:p>
            </text:list-item>
            <text:list-item>
              <text:p text:style-name="P17">Die testgetriebene Entwicklung wird mit Akzeptanztests eingesetzt. </text:p>
            </text:list-item>
            <text:list-item>
              <text:p text:style-name="P17">Die testgetriebene Entwicklung ist nur in Verbindung mit einer verhaltensgetriebenen Entwicklung sinnvoll. </text:p>
            </text:list-item>
          </text:list>
        </text:list-item>
      </text:list>
      <text:p text:style-name="Text_20_body"/>
      <text:p text:style-name="Text_20_body">Kapitel 5</text:p>
      <text:list xml:id="list4041493026883021638" text:style-name="L5">
        <text:list-item>
          <text:p text:style-name="P18">Welche Aufgabe haben Testduplikate?</text:p>
          <text:list>
            <text:list-item>
              <text:p text:style-name="P7">Wichtig ist, dass Softwaretests unabhängig voneinander ablaufen. Zahlreiche Klassen lassen sich aber nicht unabhängig testen. Dafür gibt es eine Lösung, nämlich das Erstellen von Testduplikaten. </text:p>
            </text:list-item>
            <text:list-item>
              <text:p text:style-name="P18">Ein Testduplikat simuliert mögliche Eingaben in das zu testende Programm während eines Testdurchlaufs. </text:p>
            </text:list-item>
            <text:list-item>
              <text:p text:style-name="P18">Ein Testduplikat liefert, anstelle von vorher zum Testfall passend festgelegten Werte, echte Daten zurück. </text:p>
            </text:list-item>
            <text:list-item>
              <text:p text:style-name="P18">Ein Testduplikat wird eingesetzt, um die Performance eines Testdurchlaufs positiv zu beeinflussen. </text:p>
            </text:list-item>
            <text:list-item>
              <text:p text:style-name="P18">Ein Testduplikat ist die Version des Programms, die speziell für das Testen installiert wird. </text:p>
            </text:list-item>
          </text:list>
        </text:list-item>
        <text:list-item>
          <text:p text:style-name="P18">Wie unterscheiden sich Stubs von Mocks?</text:p>
          <text:list>
            <text:list-item>
              <text:p text:style-name="P7">Stub-Objekte prüfen den Status einer Anwendung und Mock-Objekte das Verhalten der Anwendung. </text:p>
            </text:list-item>
            <text:list-item>
              <text:p text:style-name="P18">Anders als ein Stub-Objekt liefert ein Mock-Objekt echte Daten. </text:p>
            </text:list-item>
            <text:list-item>
              <text:p text:style-name="P18">Mocks und Stubs sind genau wie die Begriffe Dummy, Fake und Fixtures eine Bezeichnung für Testduplikate und unterscheiden sich nicht. </text:p>
            </text:list-item>
            <text:list-item>
              <text:p text:style-name="P18">Mocks werden bei der testgetriebenen Softwareentwicklung eingesetzt und Stubs bei der verhaltensgetriebenen Softwareentwicklung. </text:p>
            </text:list-item>
            <text:list-item>
              <text:p text:style-name="P18">Stubs sind in das Programm integriert. Mocks werden in einem speziellen Verzeichnis angelegt. </text:p>
            </text:list-item>
          </text:list>
        </text:list-item>
      </text:list>
      <text:p text:style-name="Text_20_body"/>
      <text:p text:style-name="Text_20_body">Kapitel 6</text:p>
      <text:list xml:id="list4122033011940115290" text:style-name="L6">
        <text:list-item>
          <text:p text:style-name="P19"><text:soft-page-break/>Wie unterstützt Codeception Sie beim Erstellen von Aktionen in Funktionstests und Akzeptanztests?</text:p>
          <text:list>
            <text:list-item>
              <text:p text:style-name="P15">Codeception bietet vordefinierte Methoden, die Sie nutzen können. Hierzu müssen Sie das entsprechende Modul in der Konfigurationsdatei hinzufügen. (richtig)</text:p>
            </text:list-item>
            <text:list-item>
              <text:p text:style-name="P16">Codeception bietet zusätzliche vordefinierte Methoden, die Sie nutzen können. Diese müssen sie käuflich erwerben. (<text:span text:style-name="T3">falsch</text:span>)</text:p>
            </text:list-item>
            <text:list-item>
              <text:p text:style-name="P19">Codeception bietet Ihnen eine benutzerfreundliche und übersichtliche Bedieneroberfläche. </text:p>
            </text:list-item>
            <text:list-item>
              <text:p text:style-name="P19">Codeception überprüft, ob die ausgewählten Aktionen logisch zusammenpassen. </text:p>
            </text:list-item>
            <text:list-item>
              <text:p text:style-name="P19">Mit Codeception können Sie einzelne Aktionen in einer Vorschau ansehen. </text:p>
            </text:list-item>
          </text:list>
        </text:list-item>
        <text:list-item>
          <text:p text:style-name="P19">Welche Konstrukte sind in Codeception dafür vorgesehen, Programmcode wiederzuverwenden?</text:p>
          <text:list>
            <text:list-item>
              <text:p text:style-name="P8">Codeception sieht hierfür Akteure, Step-Objekte und Page-Objekte vor. (richtig)</text:p>
            </text:list-item>
            <text:list-item>
              <text:p text:style-name="P19">Der Akteur FunctionalTester unterstützen die Wiederverwendung von Elementen im HTML-Dokument. </text:p>
            </text:list-item>
            <text:list-item>
              <text:p text:style-name="P19">Sie können mithilfe von Testduplikaten Programmcode wiederverwenden. </text:p>
            </text:list-item>
            <text:list-item>
              <text:p text:style-name="P19">Die Akteure bieten die einzige Möglichkeit, um Programmcode wiederzuverwenden. </text:p>
            </text:list-item>
            <text:list-item>
              <text:p text:style-name="P19">In Codeception gibt es keine speziellen Konstrukte zur Wiederverwendung von Programmcode. Sie können Codewiederholungen vermeiden, indem Sie Konzepte der Objektorientierten Programmierung nutzen. </text:p>
            </text:list-item>
          </text:list>
        </text:list-item>
      </text:list>
      <text:p text:style-name="Text_20_body">Kapitel 7</text:p>
      <text:list xml:id="list3353645544524485426" text:style-name="L7">
        <text:list-item>
          <text:p text:style-name="P20">Wie können Sie Akzeptanztests von Unittests abgrenzen?</text:p>
          <text:list>
            <text:list-item>
              <text:p text:style-name="P9">Mit Akzeptanztests überprüfen Sie nicht nur die Korrektheit des Programms. Sie überprüfen zusätzlich, ob die Spezifikationen, die ganz zu Beginn des Projektes aufgestellt wurden, erfüllt ist. </text:p>
            </text:list-item>
            <text:list-item>
              <text:p text:style-name="P20">Mit Unittests prüfen Sie nicht nur, ob die Software richtig erstellt wurde, sondern auch, ob die richtige Software erstellt wurde. </text:p>
            </text:list-item>
            <text:list-item>
              <text:p text:style-name="P20">Unittests kommen bei einer testgetriebenen Entwicklung zum Einsatz. </text:p>
            </text:list-item>
            <text:list-item>
              <text:p text:style-name="P20">Akzeptanztests kommen nur bei einer verhaltensgetriebenen Entwicklung zum Einsatz. </text:p>
            </text:list-item>
            <text:list-item>
              <text:p text:style-name="P20">Akzeptanztests bauen auf Unittests auf. </text:p>
            </text:list-item>
          </text:list>
        </text:list-item>
        <text:list-item>
          <text:p text:style-name="P20"><text:bookmark-start text:name="__DdeLink__25861_264354371"/>Können Sie Tests mithilfe von Codeception in einem wirklichen Browser mit grafischer Benutzeroberfläche automatisch ablaufen lassen<text:bookmark-end text:name="__DdeLink__25861_264354371"/>?</text:p>
          <text:list>
            <text:list-item>
              <text:p text:style-name="P9">Ja, mithilfe von Selenium Standalone Server und WebDriver können Sie Akzeptanztests auf einem wirklichen Browser ausführen. </text:p>
            </text:list-item>
            <text:list-item>
              <text:p text:style-name="P20"><text:soft-page-break/>Nein, um ein Programm in einem Browser mit grafischer Benutzeroberfläche ablaufen zu lassen, muss manuell eingegriffen werden. </text:p>
            </text:list-item>
            <text:list-item>
              <text:p text:style-name="P20">Automatisch kann ein Programm nur in einem „Headless Browser“, also einem Browser ohne grafischer Benutzeroberfläche, ablaufen. </text:p>
            </text:list-item>
            <text:list-item>
              <text:p text:style-name="P20">Ja. Allerdings ist dies nur im Browser Google Chrome möglich. </text:p>
            </text:list-item>
            <text:list-item>
              <text:p text:style-name="P20">Codeception kann Tests nur in einem wirklichen Browser mit grafischer Benutzeroberfläche automatisch ablaufen lassen, wenn es sich beim Browser um eine Open-Source-Software handelt. </text:p>
            </text:list-item>
          </text:list>
        </text:list-item>
        <text:list-item>
          <text:p text:style-name="P20">Was ist Gherkin?</text:p>
          <text:list>
            <text:list-item>
              <text:p text:style-name="P9">Beim Behaviour Driven Development wird die Spezifikation in der Entwurfsphase mittels Beispielen in einem bestimmten Format beschrieben. Eines dieser Formate ist Gherkin. </text:p>
            </text:list-item>
            <text:list-item>
              <text:p text:style-name="P20">Gherkin ist ein spezielles Testduplikat. </text:p>
            </text:list-item>
            <text:list-item>
              <text:p text:style-name="P20">Mit Gherkin können Tests automatisch in einem Browser ausgeführt werden. </text:p>
            </text:list-item>
            <text:list-item>
              <text:p text:style-name="P20">Gherkin ist ein Werkzeug, mit dessen Hilfe neue Softwarebausteine kontinuierlich integriert werden können. </text:p>
            </text:list-item>
            <text:list-item>
              <text:p text:style-name="P20">Gherkin prüft Programmcode automatisch auf die Einhaltung von Programmcodestandards. </text:p>
            </text:list-item>
          </text:list>
        </text:list-item>
      </text:list>
      <text:p text:style-name="Text_20_body">Kapitel 8</text:p>
      <text:list xml:id="list8152522423966284230" text:style-name="L8">
        <text:list-item>
          <text:p text:style-name="P21">Eine hohe Abdeckung des Programmcodes mit Tests, ist mit einer hohen Qualität der Software gleichzusetzen. Trifft dieser Satz zu?</text:p>
          <text:list>
            <text:list-item>
              <text:p text:style-name="P10">Eine hohe Codeabdeckung kann auch mit Tests erreicht werden, die nichts Wichtiges überprüfen. Deshalb hat die Codeabdeckung für die Qualität der Tests eine nur eingeschränkte Aussagekraft. </text:p>
            </text:list-item>
            <text:list-item>
              <text:p text:style-name="P21">Eine hohe Abdeckung des Programmcodes mit Tests ist mit einer hohen Qualität der Software gleichzusetzen. Dieser Satz ist voll und ganz richtig. </text:p>
            </text:list-item>
            <text:list-item>
              <text:p text:style-name="P21">Programme, die die Abdeckung des Programmcodes mit Tests berechnen, filtern Tests, die nichts Wichtiges überprüfen, automatisch heraus. Er Satz ist somit korrekt. </text:p>
            </text:list-item>
            <text:list-item>
              <text:p text:style-name="P21">Eine hohe Abdeckung des Programmcodes mit Tests verlangsamt den Programmablauf und hat deshalb negative Auswirkungen auf die Qualität der Software. </text:p>
            </text:list-item>
            <text:list-item>
              <text:p text:style-name="P21">Eine hohe Abdeckung des Programmcodes mit Tests zeigt, dass der Entwickler unsicher ist.</text:p>
            </text:list-item>
          </text:list>
        </text:list-item>
        <text:list-item>
          <text:p text:style-name="P21">Das Einhalten von Programmiercodestandards bringt viele Vorteile beim Arbeiten im Team – dafür ist die Einhaltung der Standards jedoch auch sehr zeitaufwendig! Ist dieser Satz zutreffend?</text:p>
          <text:list>
            <text:list-item>
              <text:p text:style-name="P10"><text:soft-page-break/>Es gibt Softwaretools, mit deren Hilfe man den eigenen Programmcode automatisch auf Programmcodestandards testen und bis auf wenige Ausnahmen automatisch korrigieren lassen kann.</text:p>
            </text:list-item>
            <text:list-item>
              <text:p text:style-name="P21">Programmiercodestandards sind so unterschiedlich, dass ein automatisches Korrigieren nicht möglich ist. </text:p>
            </text:list-item>
            <text:list-item>
              <text:p text:style-name="P21">Programmiercodestandards sind ein Relikt aus vergangenen Zeiten und es gibt heute keinen Grund mehr für ihren Einsatz. </text:p>
            </text:list-item>
            <text:list-item>
              <text:p text:style-name="P21">Codeception wandelt Programmcode automatisch so um, dass bestimmte Programmiercodestandards eingehalten werden. </text:p>
            </text:list-item>
            <text:list-item>
              <text:p text:style-name="P21">Das Einhalten von Programmiercodestandards bringt keine wesentlichen Vorteile für die Arbeit im Team. </text:p>
            </text:list-item>
          </text:list>
        </text:list-item>
      </text:list>
      <text:p text:style-name="Text_20_body"/>
      <text:p text:style-name="Text_20_body">Kapitel 9</text:p>
      <text:list xml:id="list6220830759409834066" text:style-name="L9">
        <text:list-item>
          <text:p text:style-name="P22">Was genau ist eine kontinuierliche Integration von Software?</text:p>
          <text:list>
            <text:list-item>
              <text:p text:style-name="P11">Bei der kontinuierlichen Integration werden einzelne Bestandteile der Software permanent integriert. Die Software wird in kleinen Zyklen immer wieder erstellt und getestet. </text:p>
            </text:list-item>
            <text:list-item>
              <text:p text:style-name="P22">Bei einer kontinuierlichen Integration werden neue Softwareteile unmittelbar in den eigentlichen Programmcode integriert. So arbeiten alle Entwickler immer mit der aktuellsten Programmversion. </text:p>
            </text:list-item>
            <text:list-item>
              <text:p text:style-name="P22">Bei einer kontinuierlichen Integration werden neue Programmcodebestandteile nach zeitlich genau festgelegten Regeln zum Programm hinzugefügt. </text:p>
            </text:list-item>
            <text:list-item>
              <text:p text:style-name="P22">Kontinuierliche Integration ist ein anderes Wort für Versionskontrolle. </text:p>
            </text:list-item>
            <text:list-item>
              <text:p text:style-name="P22">Bei einer kontinuierlichen Integration wird sehr großer Wert auf eine verhaltensgetriebene Softwareentwicklung gelegt. </text:p>
            </text:list-item>
          </text:list>
        </text:list-item>
        <text:list-item>
          <text:p text:style-name="P22">Welche Vorteile bietet die kontinuierliche Integration von neuen Softwarebausteinen?</text:p>
          <text:list>
            <text:list-item>
              <text:p text:style-name="P11">Bei einer kontinuierlichen Integration ist die Fehlerbehebung wesentlich einfacher, weil die Fehler zeitnah zur Programmierung auftauchen und in der Regel nur ein kleiner Programmteil betroffen ist. </text:p>
            </text:list-item>
            <text:list-item>
              <text:p text:style-name="P22">Da alle Entwickler immer mit dem gleichen Programmcode arbeiten, gibt es weniger Programmcodekonflikte, die bei einer späteren Zusammenführung zu lösen wären. </text:p>
            </text:list-item>
            <text:list-item>
              <text:p text:style-name="P22">Bei einer kontinuierlichen Integration ist immer klar, welcher Programmcode in welcher Version hinzugefügt wurde. </text:p>
            </text:list-item>
            <text:list-item>
              <text:p text:style-name="P22">Bei einer kontinuierlichen Integration weiß jeder Entwickler, was er wann zu tun hat, da es einen klaren Fahrplan gibt. </text:p>
            </text:list-item>
            <text:list-item>
              <text:p text:style-name="P22"><text:soft-page-break/>Bei einer kontinuierlichen Integration gibt es klare Regeln für die Erstellung von Testduplikaten. </text:p>
            </text:list-item>
          </text:list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sophie</meta:initial-creator>
    <meta:creation-date>2017-05-03T08:15:00Z</meta:creation-date>
    <dc:date>2017-05-03T11:20:14.897684898</dc:date>
    <meta:editing-cycles>4</meta:editing-cycles>
    <meta:editing-duration>PT8M48S</meta:editing-duration>
    <meta:document-statistic meta:table-count="0" meta:image-count="0" meta:object-count="0" meta:page-count="8" meta:paragraph-count="130" meta:word-count="1927" meta:character-count="14268" meta:non-whitespace-character-count="12498"/>
    <meta:template xlink:type="simple" xlink:actuate="onRequest" xlink:title="" xlink:href="Normal"/>
  </office:meta>
</office:document-meta>
</file>